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A2" style:family="table-cell">
      <style:table-cell-properties fo:padding="0.097cm" fo:border-left="0.05pt solid #000000" fo:border-right="0.05pt solid #000000" fo:border-top="none" fo:border-bottom="none"/>
    </style:style>
    <style:style style:name="Tabla6.A3" style:family="table-cell">
      <style:table-cell-properties fo:padding="0.097cm" fo:border-left="0.05pt solid #000000" fo:border-right="none" fo:border-top="none" fo:border-bottom="none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none"/>
    </style:style>
    <style:style style:name="Tabla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7.A2" style:family="table-cell">
      <style:table-cell-properties fo:padding="0.097cm" fo:border-left="0.05pt solid #000000" fo:border-right="0.05pt solid #000000" fo:border-top="none" fo:border-bottom="none"/>
    </style:style>
    <style:style style:name="Tabla7.A3" style:family="table-cell">
      <style:table-cell-properties fo:padding="0.097cm" fo:border-left="0.05pt solid #000000" fo:border-right="none" fo:border-top="none" fo:border-bottom="none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none"/>
    </style:style>
    <style:style style:name="Tabla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8.A2" style:family="table-cell">
      <style:table-cell-properties fo:padding="0.097cm" fo:border-left="0.05pt solid #000000" fo:border-right="0.05pt solid #000000" fo:border-top="none" fo:border-bottom="none"/>
    </style:style>
    <style:style style:name="Tabla8.A3" style:family="table-cell">
      <style:table-cell-properties fo:padding="0.097cm" fo:border-left="0.05pt solid #000000" fo:border-right="none" fo:border-top="none" fo:border-bottom="none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none"/>
    </style:style>
    <style:style style:name="Tab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9.A2" style:family="table-cell">
      <style:table-cell-properties fo:padding="0.097cm" fo:border-left="0.05pt solid #000000" fo:border-right="none" fo:border-top="none" fo:border-bottom="none"/>
    </style:style>
    <style:style style:name="Tabla9.B2" style:family="table-cell">
      <style:table-cell-properties fo:padding="0.097cm" fo:border-left="0.05pt solid #000000" fo:border-right="0.05pt solid #000000" fo:border-top="none" fo:border-bottom="none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198cm" style:rel-column-width="11915*"/>
    </style:style>
    <style:style style:name="Tabla3.B" style:family="table-column">
      <style:table-column-properties style:column-width="6.396cm" style:rel-column-width="23832*"/>
    </style:style>
    <style:style style:name="Tabla3.C" style:family="table-column">
      <style:table-column-properties style:column-width="7.996cm" style:rel-column-width="29788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5.794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none"/>
    </style:style>
    <style:style style:name="Tab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0.A2" style:family="table-cell">
      <style:table-cell-properties fo:padding="0.097cm" fo:border-left="0.05pt solid #000000" fo:border-right="none" fo:border-top="none" fo:border-bottom="none"/>
    </style:style>
    <style:style style:name="Tabla10.B2" style:family="table-cell">
      <style:table-cell-properties fo:padding="0.097cm" fo:border-left="0.05pt solid #000000" fo:border-right="0.05pt solid #000000" fo:border-top="none" fo:border-bottom="none"/>
    </style:style>
    <style:style style:name="Tabla4" style:family="table">
      <style:table-properties style:width="17.59cm" fo:margin-top="0.199cm" fo:margin-bottom="0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e1" style:family="table">
      <style:table-properties style:width="17.59cm" fo:margin-top="0.199cm" fo:margin-bottom="0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background-color="#c0c0c0" fo:padding="0.097cm" fo:border="0.05pt solid #000000">
        <style:background-image/>
      </style:table-cell-properties>
    </style:style>
    <style:style style:name="Tabla5" style:family="table">
      <style:table-properties style:width="17.59cm" fo:margin-top="0cm" fo:margin-bottom="0.199cm" table:align="left" style:may-break-between-rows="false"/>
    </style:style>
    <style:style style:name="Tabla5.A" style:family="table-column">
      <style:table-column-properties style:column-width="7.502cm"/>
    </style:style>
    <style:style style:name="Tabla5.B" style:family="table-column">
      <style:table-column-properties style:column-width="7.5cm"/>
    </style:style>
    <style:style style:name="Tabla5.C" style:family="table-column">
      <style:table-column-properties style:column-width="2.588cm"/>
    </style:style>
    <style:style style:name="Tab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fo:margin-top="0.199cm" fo:margin-bottom="0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c0c0c0" fo:padding="0.097cm" fo:border="0.05pt solid #000000">
        <style:background-image/>
      </style:table-cell-properties>
    </style:style>
    <style:style style:name="Tabla2" style:family="table">
      <style:table-properties style:width="17.59cm" fo:margin-top="0.199cm" fo:margin-bottom="0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#c0c0c0" fo:padding="0.097cm" fo:border="0.05pt solid #000000">
        <style:background-image/>
      </style:table-cell-properties>
    </style:style>
    <style:style style:name="Tabla1" style:family="table">
      <style:table-properties style:width="17.59cm" fo:margin-top="0cm" fo:margin-bottom="0.199cm" table:align="left" style:may-break-between-rows="false"/>
    </style:style>
    <style:style style:name="Tabla1.A" style:family="table-column">
      <style:table-column-properties style:column-width="13.079cm"/>
    </style:style>
    <style:style style:name="Tabla1.B" style:family="table-column">
      <style:table-column-properties style:column-width="2.254cm"/>
    </style:style>
    <style:style style:name="Tabla1.C" style:family="table-column">
      <style:table-column-properties style:column-width="2.256cm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</style:style>
    <style:style style:name="P22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start" style:justify-single-word="false" fo:break-before="page"/>
      <style:text-properties fo:font-size="12pt" style:font-size-asian="12pt" style:font-size-complex="12pt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able_20_Heading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8"/>
      <text:p text:style-name="P24">BALANCE SOCIAL COOPERATIVO</text:p>
      <text:p text:style-name="P24"><text:placeholder text:placeholder-type="text">&lt;company.rec_name.upper()&gt;</text:placeholder></text:p>
      <text:p text:style-name="P24"><text:placeholder text:placeholder-type="text">&lt;format_date(from_date, user.language)&gt;</text:placeholder> - <text:placeholder text:placeholder-type="text">&lt;format_date(to_date, user.language)&gt;</text:placeholder></text:p>
      <text:p text:style-name="P24"/>
      <text:p text:style-name="P21"/>
      <text:p text:style-name="P24">SOCIOS</text:p>
      <text:p text:style-name="Text_20_body"/>
      <text:p text:style-name="P12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6">Apellido, Nombre</text:p>
          </table:table-cell>
          <table:table-cell table:style-name="Tabla6.A1" office:value-type="string">
            <text:p text:style-name="P16">Edad</text:p>
          </table:table-cell>
          <table:table-cell table:style-name="Tabla6.A1" office:value-type="string">
            <text:p text:style-name="P16">File</text:p>
          </table:table-cell>
          <table:table-cell table:style-name="Tabla6.D1" office:value-type="string">
            <text:p text:style-name="P16">Fecha de Inscripción</text:p>
          </table:table-cell>
        </table:table-row>
        <table:table-row>
          <table:table-cell table:style-name="Tabla6.A2" table:number-columns-spanned="4" office:value-type="string">
            <text:p text:style-name="P12"><text:placeholder text:placeholder-type="text">&lt;for each="partner in get_partner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6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6.A3" office:value-type="string">
            <text:p text:style-name="P14"><text:placeholder text:placeholder-type="text">&lt;get_birthdate(partner)&gt;</text:placeholder> años</text:p>
          </table:table-cell>
          <table:table-cell table:style-name="Tabla6.A3" office:value-type="string">
            <text:p text:style-name="P14"><text:placeholder text:placeholder-type="text">&lt;partner.file&gt;</text:placeholder></text:p>
          </table:table-cell>
          <table:table-cell table:style-name="Tabla6.A2" office:value-type="string">
            <text:p text:style-name="P14"><text:placeholder text:placeholder-type="text">&lt;format_date(partner.incorporation_date, user.language)&gt;</text:placeholder></text:p>
          </table:table-cell>
        </table:table-row>
        <table:table-row>
          <table:table-cell table:style-name="Tabla6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0">Socios que se han incorporado en el periodo: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6">Apellido, Nombre</text:p>
          </table:table-cell>
          <table:table-cell table:style-name="Tabla7.A1" office:value-type="string">
            <text:p text:style-name="P16">Edad</text:p>
          </table:table-cell>
          <table:table-cell table:style-name="Tabla7.A1" office:value-type="string">
            <text:p text:style-name="P16">File</text:p>
          </table:table-cell>
          <table:table-cell table:style-name="Tabla7.D1" office:value-type="string">
            <text:p text:style-name="P16">Fecha de Inscripción</text:p>
          </table:table-cell>
        </table:table-row>
        <table:table-row>
          <table:table-cell table:style-name="Tabla7.A2" table:number-columns-spanned="4" office:value-type="string">
            <text:p text:style-name="P12"><text:placeholder text:placeholder-type="text">&lt;for each="partner in get_partners_nuevos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7.A3" office:value-type="string">
            <text:p text:style-name="P14"><text:placeholder text:placeholder-type="text">&lt;get_birthdate(partner)&gt;</text:placeholder> años</text:p>
          </table:table-cell>
          <table:table-cell table:style-name="Tabla7.A3" office:value-type="string">
            <text:p text:style-name="P14"><text:placeholder text:placeholder-type="text">&lt;partner.file&gt;</text:placeholder></text:p>
          </table:table-cell>
          <table:table-cell table:style-name="Tabla7.A2" office:value-type="string">
            <text:p text:style-name="P14"><text:placeholder text:placeholder-type="text">&lt;format_date(partner.incorporation_date, user.language)&gt;</text:placeholder></text:p>
          </table:table-cell>
        </table:table-row>
        <table:table-row>
          <table:table-cell table:style-name="Tabla7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0">Socios que se han dado de baja en el periodo: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6">Apellido, Nombre</text:p>
          </table:table-cell>
          <table:table-cell table:style-name="Tabla8.A1" office:value-type="string">
            <text:p text:style-name="P16">Edad</text:p>
          </table:table-cell>
          <table:table-cell table:style-name="Tabla8.A1" office:value-type="string">
            <text:p text:style-name="P16">File</text:p>
          </table:table-cell>
          <table:table-cell table:style-name="Tabla8.D1" office:value-type="string">
            <text:p text:style-name="P16">Fecha de Inscripción</text:p>
          </table:table-cell>
        </table:table-row>
        <table:table-row>
          <table:table-cell table:style-name="Tabla8.A2" table:number-columns-spanned="4" office:value-type="string">
            <text:p text:style-name="P12"><text:placeholder text:placeholder-type="text">&lt;for each="partner in get_partners_leave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8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8.A3" office:value-type="string">
            <text:p text:style-name="P14"><text:placeholder text:placeholder-type="text">&lt;get_birthdate(partner)&gt;</text:placeholder> años</text:p>
          </table:table-cell>
          <table:table-cell table:style-name="Tabla8.A3" office:value-type="string">
            <text:p text:style-name="P14"><text:placeholder text:placeholder-type="text">&lt;partner.file&gt;</text:placeholder></text:p>
          </table:table-cell>
          <table:table-cell table:style-name="Tabla8.A2" office:value-type="string">
            <text:p text:style-name="P14"><text:placeholder text:placeholder-type="text">&lt;format_date(partner.incorporation_date, user.language)&gt;</text:placeholder></text:p>
          </table:table-cell>
        </table:table-row>
        <table:table-row>
          <table:table-cell table:style-name="Tabla8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6">Diversidad de género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masculino</text:p>
          </table:table-cell>
          <table:table-cell table:style-name="Tabla9.B1" office:value-type="string">
            <text:p text:style-name="P14"><text:placeholder text:placeholder-type="text">&lt;get_partners_gender(from_date, to_date, 'male')&gt;</text:placeholder></text:p>
          </table:table-cell>
        </table:table-row>
        <table:table-row>
          <table:table-cell table:style-name="Tabla9.A2" office:value-type="string">
            <text:p text:style-name="P14">femenino</text:p>
          </table:table-cell>
          <table:table-cell table:style-name="Tabla9.B2" office:value-type="string">
            <text:p text:style-name="P14"><text:placeholder text:placeholder-type="text">&lt;get_partners_gender(from_date, to_date, 'female')&gt;</text:placeholder></text:p>
          </table:table-cell>
        </table:table-row>
        <table:table-row>
          <table:table-cell table:style-name="Tabla9.A3" office:value-type="string">
            <text:p text:style-name="P14">otro</text:p>
          </table:table-cell>
          <table:table-cell table:style-name="Tabla9.B3" office:value-type="string">
            <text:p text:style-name="P14"><text:placeholder text:placeholder-type="text">&lt;get_partners_gender(from_date, to_date, 'other')&gt;</text:placeholder></text:p>
          </table:table-cell>
        </table:table-row>
      </table:table>
      <text:p text:style-name="P16"/>
      <text:p text:style-name="P23"/>
      <text:p text:style-name="P24">REUNIONES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1">Tipo de Asamblea</text:p>
          </table:table-cell>
          <table:table-cell table:style-name="Tabla3.A1" office:value-type="string">
            <text:p text:style-name="P19">Fecha</text:p>
          </table:table-cell>
          <table:table-cell table:style-name="Tabla3.C1" office:value-type="string">
            <text:p text:style-name="P19">Socios Presentes</text:p>
          </table:table-cell>
        </table:table-row>
        <table:table-row>
          <table:table-cell table:style-name="Tabla3.A2" table:number-columns-spanned="3" office:value-type="string">
            <text:p text:style-name="P4"><text:placeholder text:placeholder-type="text">&lt;for each="meeting in get_meetings(from_date, to_date)"&gt;</text:placeholder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1"><text:placeholder text:placeholder-type="text">&lt;get_meeting_type(meeting.type)&gt;</text:placeholder></text:p>
          </table:table-cell>
          <table:table-cell table:style-name="Tabla3.A3" office:value-type="string">
            <text:p text:style-name="P11"><text:placeholder text:placeholder-type="text">&lt;meeting.start_date&gt;</text:placeholder></text:p>
          </table:table-cell>
          <table:table-cell table:style-name="Tabla3.A2" office:value-type="string">
            <text:p text:style-name="P11"><text:placeholder text:placeholder-type="text">&lt;for each="partner in meeting.partners"&gt;</text:placeholder></text:p>
            <text:p text:style-name="P11"><text:placeholder text:placeholder-type="text">&lt;partner.last_name + ', '+ partner.first_name&gt;</text:placeholder></text:p>
            <text:p text:style-name="P11"><text:placeholder text:placeholder-type="text">&lt;/for&gt;</text:placeholder></text:p>
          </table:table-cell>
        </table:table-row>
        <table:table-row>
          <table:table-cell table:style-name="Tabla3.A4" table:number-columns-spanned="2" office:value-type="string">
            <text:p text:style-name="P4"><text:placeholder text:placeholder-type="text">&lt;/for&gt;</text:placeholder></text:p>
          </table:table-cell>
          <table:covered-table-cell/>
          <table:table-cell table:style-name="Tabla3.C4" office:value-type="string">
            <text:p text:style-name="P4"/>
          </table:table-cell>
        </table:table-row>
      </table:table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">Tipo de Asamblea</text:p>
          </table:table-cell>
          <table:table-cell table:style-name="Tabla10.B1" office:value-type="string">
            <text:p text:style-name="P19">Cantidad</text:p>
          </table:table-cell>
        </table:table-row>
        <table:table-row>
          <table:table-cell table:style-name="Tabla10.A2" office:value-type="string">
            <text:p text:style-name="P11">Ordinaria</text:p>
          </table:table-cell>
          <table:table-cell table:style-name="Tabla10.B2" office:value-type="string">
            <text:p text:style-name="P11"><text:placeholder text:placeholder-type="text">&lt;get_summary_meeting(from_date, to_date, 'ordinaria')&gt;</text:placeholder></text:p>
            <text:p text:style-name="P11"/>
            <text:p text:style-name="P11"/>
            <text:p text:style-name="P11"/>
          </table:table-cell>
        </table:table-row>
        <table:table-row>
          <table:table-cell table:style-name="Tabla10.A2" office:value-type="string">
            <text:p text:style-name="P11">Extraordinaria</text:p>
          </table:table-cell>
          <table:table-cell table:style-name="Tabla10.B2" office:value-type="string">
            <text:p text:style-name="P11"><text:placeholder text:placeholder-type="text">&lt;get_summary_meeting(from_date, to_date, 'extraordinaria')&gt;</text:placeholder></text:p>
          </table:table-cell>
        </table:table-row>
        <table:table-row>
          <table:table-cell table:style-name="Tabla10.A2" office:value-type="string">
            <text:p text:style-name="P11">Reunión de Consejo</text:p>
          </table:table-cell>
          <table:table-cell table:style-name="Tabla10.B2" office:value-type="string">
            <text:p text:style-name="P11"><text:placeholder text:placeholder-type="text">&lt;get_summary_meeting(from_date, to_date, 'reunion')&gt;</text:placeholder></text:p>
          </table:table-cell>
        </table:table-row>
      </table:table>
      <text:p text:style-name="Standard"/>
      <text:p text:style-name="P20"/>
      <text:p text:style-name="P24">DETALLE DEL BALANCE SOCIAL COOPERATIVO</text:p>
      <text:p text:style-name="P13"/>
      <text:p text:style-name="P12"/>
      <text:p text:style-name="Text_20_body"><text:placeholder text:placeholder-type="text">&lt;for each="accounts in get_analytic_accounts(company)"&gt;</text:placeholder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><text:placeholder text:placeholder-type="text">&lt;accounts.code + '- ' + accounts.name &gt;</text:placeholder></text:p>
          </table:table-cell>
        </table:table-row>
      </table:table>
      <text:p text:style-name="P10"><text:placeholder text:placeholder-type="text">&lt;for each="subaccounts in get_analytic_subaccounts(accounts.id)"&gt;</text:placeholder></text:p>
      <text:p text:style-name="P25"><text:span text:style-name="Line_20_numbering"><text:span text:style-name="T1"><text:placeholder text:placeholder-type="text">&lt;if test="has_notas(subaccounts.id,from_date, to_date)"&gt;</text:placeholder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placeholder text:placeholder-type="text">&lt;subaccounts.code + '- ' + subaccounts.name &gt;</text:placeholder></text:p>
          </table:table-cell>
        </table:table-row>
      </table:table>
      <text:p text:style-name="P16"><text:placeholder text:placeholder-type="text">&lt;for each="line in get_notas(subaccounts.id,from_date, to_date)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15">Nota</text:p>
            </table:table-cell>
            <table:table-cell table:style-name="Tabla5.A1" office:value-type="string">
              <text:p text:style-name="P15">Nota</text:p>
            </table:table-cell>
            <table:table-cell table:style-name="Tabla5.C1" office:value-type="string">
              <text:p text:style-name="P15">Fecha</text:p>
            </table:table-cell>
          </table:table-row>
          <table:table-row>
            <table:table-cell table:style-name="Tabla5.A2" office:value-type="string">
              <text:p text:style-name="P16"><text:placeholder text:placeholder-type="text">&lt;line.name&gt;</text:placeholder></text:p>
            </table:table-cell>
            <table:table-cell table:style-name="Tabla5.B2" office:value-type="string">
              <text:p text:style-name="P16"><text:placeholder text:placeholder-type="text">&lt;line.note&gt;</text:placeholder></text:p>
            </table:table-cell>
            <table:table-cell table:style-name="Tabla5.C2" office:value-type="string">
              <text:p text:style-name="P17"><text:placeholder text:placeholder-type="text">&lt;format_date(line.date, user.language)&gt;</text:placeholder></text:p>
            </table:table-cell>
          </table:table-row>
        </table:table-header-rows>
      </table:table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/for&gt;</text:placeholder></text:p>
      <text:p text:style-name="P5"><text:placeholder text:placeholder-type="text">&lt;/for&gt;</text:placeholder></text:p>
      <text:p text:style-name="P22"/>
      <text:p text:style-name="P6"/>
      <text:p text:style-name="P24">RESULTADO BALANCE SOCIAL COOPERATIVO</text:p>
      <text:p text:style-name="Text_20_body"/>
      <text:section text:style-name="Sect1" text:name="Section1">
        <text:p text:style-name="Text_20_body"><text:placeholder text:placeholder-type="text">&lt;for each="accounts in get_analytic_accounts(company)"&gt;</text:placeholder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><text:placeholder text:placeholder-type="text">&lt;accounts.code + '- ' + accounts.name &gt;</text:placeholder></text:p>
            </table:table-cell>
          </table:table-row>
        </table:table>
        <text:p text:style-name="P10"><text:placeholder text:placeholder-type="text">&lt;for each="subaccounts in get_analytic_subaccounts(accounts.id)"&gt;</text:placeholder></text:p>
        <text:p text:style-name="P25"><text:span text:style-name="Line_20_numbering"><text:span text:style-name="T1"><text:placeholder text:placeholder-type="text">&lt;if test="has_analytic_lines(subaccounts.id,from_date, to_date)"&gt;</text:placeholder></text:span></text:span></text:p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18"><text:placeholder text:placeholder-type="text">&lt;subaccounts.code + '- ' + subaccounts.name &gt;</text:placeholder></text:p>
            </table:table-cell>
          </table:table-row>
        </table:table>
        <text:p text:style-name="P16"><text:placeholder text:placeholder-type="text">&lt;for each="line in get_analytic_lines(subaccounts.id,from_date, to_date)"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15">Cuenta analítica</text:p>
              </table:table-cell>
              <table:table-cell table:style-name="Tabla1.B1" office:value-type="string">
                <text:p text:style-name="P15">Debito</text:p>
              </table:table-cell>
              <table:table-cell table:style-name="Tabla1.C1" office:value-type="string">
                <text:p text:style-name="P15">Credito</text:p>
              </table:table-cell>
            </table:table-row>
            <table:table-row>
              <table:table-cell table:style-name="Tabla1.A2" office:value-type="string">
                <text:p text:style-name="P16"><text:placeholder text:placeholder-type="text">&lt;line.name&gt;</text:placeholder></text:p>
              </table:table-cell>
              <table:table-cell table:style-name="Tabla1.B2" office:value-type="string">
                <text:p text:style-name="P17"><text:placeholder text:placeholder-type="text">&lt;format_currency(line.debit, user.language, currency=company.currency)&gt;</text:placeholder></text:p>
              </table:table-cell>
              <table:table-cell table:style-name="Tabla1.C2" office:value-type="string">
                <text:p text:style-name="P17"><text:placeholder text:placeholder-type="text">&lt;format_currency(line.credit, user.language, currency=company.currency)&gt;</text:placeholder></text:p>
              </table:table-cell>
            </table:table-row>
          </table:table-header-rows>
        </table:table>
        <text:p text:style-name="P9"><text:placeholder text:placeholder-type="text">&lt;/for&gt;</text:placeholder></text:p>
        <text:p text:style-name="P9"><text:placeholder text:placeholder-type="text">&lt;/if&gt;</text:placeholder></text:p>
        <text:p text:style-name="P9"><text:placeholder text:placeholder-type="text">&lt;/for&gt;</text:placeholder></text:p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/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3</text:page-number>/<text:page-count>5</text:page-count></text:p>
            </table:table-cell>
          </table:table-row>
        </table:table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4T22:45:37</meta:creation-date>
    <meta:editing-cycles>1</meta:editing-cycles>
    <meta:editing-duration>P0D</meta:editing-duration>
    <meta:document-statistic meta:table-count="14" meta:image-count="0" meta:object-count="0" meta:page-count="5" meta:paragraph-count="98" meta:word-count="257" meta:character-count="2756" meta:non-whitespace-character-count="2597"/>
    <meta:user-defined meta:name="Info 1"/>
    <meta:user-defined meta:name="Info 2"/>
    <meta:user-defined meta:name="Info 3"/>
    <meta:user-defined meta:name="Info 4"/>
  </office:meta>
</office:document-meta>
</file>